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4pt" officeooo:rsid="000313ba" officeooo:paragraph-rsid="000313ba" style:font-size-asian="14pt" style:font-size-complex="14pt"/>
    </style:style>
    <style:style style:name="P2" style:family="paragraph" style:parent-style-name="Standard">
      <style:text-properties fo:color="#c9211e" style:font-name="sans-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9211e" style:font-name="sans-serif" fo:font-size="14pt" fo:font-weight="normal" officeooo:rsid="000313ba" officeooo:paragraph-rsid="000313b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use-window-font-color="true" style:font-name="sans-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use-window-font-color="true" style:font-name="sans-serif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use-window-font-color="true" style:font-name="sans-serif" fo:font-size="14pt" fo:font-weight="normal" officeooo:rsid="000313ba" officeooo:paragraph-rsid="000313ba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use-window-font-color="true" style:font-name="sans-serif" fo:font-size="14pt" fo:font-weight="normal" officeooo:rsid="000550dc" officeooo:paragraph-rsid="000550dc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use-window-font-color="true" style:font-name="sans-serif" fo:font-size="14pt" fo:font-weight="normal" officeooo:rsid="0006942e" officeooo:paragraph-rsid="0006942e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style:font-name="sans-serif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style:use-window-font-color="true" style:font-name="sans-serif" fo:font-size="14pt" fo:font-weight="normal" officeooo:rsid="00072bc7" officeooo:paragraph-rsid="00072bc7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use-window-font-color="true" style:font-name="sans-serif" fo:font-size="14pt" fo:font-weight="normal" officeooo:paragraph-rsid="000550dc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use-window-font-color="true" style:font-name="sans-serif" fo:font-size="14pt" fo:font-weight="normal" officeooo:rsid="00086786" officeooo:paragraph-rsid="00086786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use-window-font-color="true" style:font-name="sans-serif" fo:font-size="14pt" style:font-size-asian="14pt" style:font-size-complex="14pt"/>
    </style:style>
    <style:style style:name="P15" style:family="paragraph" style:parent-style-name="Standard">
      <style:text-properties style:use-window-font-color="true" style:font-name="sans-serif" fo:font-size="14pt" officeooo:rsid="00086786" officeooo:paragraph-rsid="00086786" style:font-size-asian="14pt" style:font-size-complex="14pt"/>
    </style:style>
    <style:style style:name="P16" style:family="paragraph" style:parent-style-name="Standard">
      <style:text-properties style:font-name="sans-serif" fo:font-size="14pt" style:font-size-asian="14pt" style:font-size-complex="14pt"/>
    </style:style>
    <style:style style:name="P17" style:family="paragraph" style:parent-style-name="Standard">
      <style:text-properties fo:color="#ff4000" style:font-name="sans-serif" fo:font-size="14pt" officeooo:rsid="00086786" officeooo:paragraph-rsid="00086786" style:font-size-asian="14pt" style:font-size-complex="14pt"/>
    </style:style>
    <style:style style:name="T1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officeooo:rsid="000550dc"/>
    </style:style>
    <style:style style:name="T3" style:family="text">
      <style:text-properties officeooo:rsid="0006942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8d9c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bookmark text:name="yui_3_17_2_1_1614582254136_39"/>1. Descriu l’estructura de directoris del sistema operatiu UBUNTU.</text:p>
      <text:p text:style-name="P11">És jerarquica, apartir de la /, està el /home, /etc, /var, y más. </text:p>
      <text:p text:style-name="P11">Utilitza ext4 o swap.</text:p>
      <text:p text:style-name="P4"/>
      <text:p text:style-name="P4"/>
      <text:p text:style-name="P4">2. Compara diversos sistemes de fitxers i n’analitza les diferències i avantatges: Ubuntu i Windows 10.</text:p>
      <text:p text:style-name="P8">Ubuntu:</text:p>
      <text:p text:style-name="P8"><text:tab/>-swap: sistema per particions</text:p>
      <text:p text:style-name="P8"><text:tab/>-ext4: millor us de CPU, millor velocitat de lectra i escriptura, <text:tab/> <text:s/>fitxers fins a 16Tb.</text:p>
      <text:p text:style-name="P8"/>
      <text:p text:style-name="P8">Windows 10: S’utilitza principalment el NTFS, aquest té un almaçenament d’arxius fins a 16Tb, bona velocitat i modern i actualitzat.</text:p>
      <text:p text:style-name="P5"/>
      <text:p text:style-name="P5"/>
      <text:p text:style-name="P14"><text:span text:style-name="T5">3. Identifica els directoris contenidors dels fitxers de configuració del sistema en Ubuntu i Windows 10.</text:span></text:p>
      <text:p text:style-name="P17"><text:span text:style-name="T5"/></text:p>
      <text:p text:style-name="P15">En Windows normalment està en el disc arrel en <text:a xlink:type="simple" xlink:href="../../../../../../../C:/" text:style-name="Internet_20_link" text:visited-style-name="Visited_20_Internet_20_Link">C:/</text:a>, i allà en subcarpetes es pot accedir</text:p>
      <text:p text:style-name="P15">En linux està en el directori /etc</text:p>
      <text:p text:style-name="P16"><text:span text:style-name="T1"/></text:p>
      <text:p text:style-name="P16"><text:span text:style-name="T1"/></text:p>
      <text:p text:style-name="P16"><text:span text:style-name="T1">4. Explica que són les particions, amb quin program</text:span><text:span text:style-name="T4">a o programes ho pots realitzar i els passos a seguir.</text:span></text:p>
      <text:p text:style-name="P1">Les particions serveixen per dividir un disc dur instal·lat en el sistema, en windows existeix l’aplicació ja breument instal·lada «gestor de discos», i en ubuntu està en configuració de discos, però també es pot fer per terminal (CMD) amb la comanda fdisk.</text:p>
      <text:p text:style-name="P14"/>
      <text:p text:style-name="P4">5. Defineix breument que son els enllaços en Windows i en Linux (cerca la informació adient), explicant per a que serveixen.</text:p>
      <text:p text:style-name="P13">Permet accedir a directoris mitjançan petites comandes, es como accesos directos para rutas, en windows amb Win+R pots accedir-hi, mentres que <text:span text:style-name="T6">en linux amb la terminal i la comanda ln</text:span></text:p>
      <text:p text:style-name="P2"/>
      <text:p text:style-name="P4">6. Què és un inode? En quins sistemes de fitxers està definit aquest concepte? Posa un exemple.</text:p>
      <text:p text:style-name="P6">Es un sistema de estructura de dades implementada en UNIX, està en disc<text:span text:style-name="T2">os</text:span>, i permet emmagatzemar informació en espais de blocs.</text:p>
      <text:p text:style-name="P3"><text:soft-page-break/></text:p>
      <text:p text:style-name="P4">7. Defineix l'especificació FHS. Posa exemples de sistemes on s'aplica.</text:p>
      <text:p text:style-name="P12"><text:span text:style-name="T2">És un sistema de jerarquia per els arxius. Permet organizar els permissos dels arxius</text:span></text:p>
      <text:p text:style-name="P2"/>
      <text:section text:style-name="Sect1" text:name="yui_3_17_2_1_1614582254136_47">
        <text:p text:style-name="P4">8. Indica els avantatges i desavantatges de FAT versus NTFS.</text:p>
        <text:p text:style-name="P7">FAT ventatges: Per petit elmaçenament, <text:span text:style-name="T3">molta compabilitat</text:span></text:p>
        <text:p text:style-name="P7"/>
        <text:p text:style-name="P7">FAT desventatges: És mes antic, fins arxius de 4Gb, particion maxima de 2Tb, </text:p>
        <text:p text:style-name="P7"/>
        <text:p text:style-name="P7">NTFS ventatges: És mes nou, utilitzat per windows, arxius fins a 16Tb, <text:span text:style-name="T3">millor velocitat de emmagatzematge, </text:span></text:p>
        <text:p text:style-name="P7"/>
        <text:p text:style-name="P7">NTFS desventatges: <text:span text:style-name="T3">No es compatible en alguns sistemes.</text:span></text:p>
        <text:p text:style-name="P4"/>
      </text:section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08:07:57.512822362</meta:creation-date>
    <dc:date>2021-03-02T13:16:43.547823887</dc:date>
    <meta:editing-duration>PT2H1M4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24" meta:word-count="350" meta:character-count="2145" meta:non-whitespace-character-count="1811"/>
  </office:meta>
</office:document-meta>
</file>